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C000001F4EF798BBE.png"/>
  <manifest:file-entry manifest:media-type="image/png" manifest:full-path="Pictures/10000000000003A80000009D60EEFB7A.png"/>
  <manifest:file-entry manifest:media-type="image/jpeg" manifest:full-path="Pictures/10000000000002AD0000005B0590B43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Verdana1" svg:font-family="Verdana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style:keep-together="false"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018cm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1.535cm"/>
    </style:style>
    <style:style style:name="Tableau4.B" style:family="table-column">
      <style:table-column-properties style:column-width="6.165cm"/>
    </style:style>
    <style:style style:name="Tableau4.C" style:family="table-column">
      <style:table-column-properties style:column-width="6.456cm"/>
    </style:style>
    <style:style style:name="Tableau4.D" style:family="table-column">
      <style:table-column-properties style:column-width="2.531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D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686cm" fo:margin-left="0.088cm" table:align="left" style:writing-mode="lr-tb"/>
    </style:style>
    <style:style style:name="Tableau5.A" style:family="table-column">
      <style:table-column-properties style:column-width="3.916cm"/>
    </style:style>
    <style:style style:name="Tableau5.B" style:family="table-column">
      <style:table-column-properties style:column-width="12.771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5.B1" style:family="table-cell">
      <style:table-cell-properties style:vertical-align="top" fo:padding="0.176cm" fo:border="0.035cm solid #000000" style:writing-mode="lr-tb"/>
    </style:style>
    <style:style style:name="Tableau5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leau5.B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6.B1" style:family="table-cell">
      <style:table-cell-properties style:vertical-align="top" fo:padding="0.176cm" fo:border="0.035cm solid #000000" style:writing-mode="lr-tb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686cm" fo:margin-left="0.088cm" table:align="left" style:writing-mode="lr-tb"/>
    </style:style>
    <style:style style:name="Tableau9.A" style:family="table-column">
      <style:table-column-properties style:column-width="2.566cm"/>
    </style:style>
    <style:style style:name="Tableau9.B" style:family="table-column">
      <style:table-column-properties style:column-width="14.12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9.B1" style:family="table-cell">
      <style:table-cell-properties style:vertical-align="top" fo:padding="0.176cm" fo:border="0.035cm solid #000000" style:writing-mode="lr-tb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="0.097cm" fo:border="0.002cm solid #000000" style:writing-mode="lr-tb"/>
    </style:style>
    <style:style style:name="Tableau10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6.325cm" fo:margin-left="0.699cm" fo:margin-right="-0.023cm" table:align="margins"/>
    </style:style>
    <style:style style:name="Tableau8.A" style:family="table-column">
      <style:table-column-properties style:column-width="16.325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6.298cm" fo:margin-left="0.699cm" fo:margin-right="0.004cm" table:align="margins"/>
    </style:style>
    <style:style style:name="Tableau13.A" style:family="table-column">
      <style:table-column-properties style:column-width="16.298cm" style:rel-column-width="65535*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6.193cm" fo:margin-left="0.778cm" fo:margin-right="0.03cm" table:align="margins"/>
    </style:style>
    <style:style style:name="Tableau14.A" style:family="table-column">
      <style:table-column-properties style:column-width="16.193cm" style:rel-column-width="65535*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6.129cm" fo:margin-left="0.804cm" fo:margin-right="0.067cm" table:align="margins"/>
    </style:style>
    <style:style style:name="Tableau15.A" style:family="table-column">
      <style:table-column-properties style:column-width="16.129cm" style:rel-column-width="65535*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6.076cm" fo:margin-left="0.831cm" fo:margin-right="0.093cm" table:align="margins"/>
    </style:style>
    <style:style style:name="Tableau16.A" style:family="table-column">
      <style:table-column-properties style:column-width="16.076cm" style:rel-column-width="65535*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6.166cm" fo:margin-left="0.857cm" fo:margin-right="-0.023cm" table:align="margins"/>
    </style:style>
    <style:style style:name="Tableau17.A" style:family="table-column">
      <style:table-column-properties style:column-width="16.166cm" style:rel-column-width="65535*"/>
    </style:style>
    <style:style style:name="Tableau17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P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3" style:family="paragraph" style:parent-style-name="Normal">
      <style:text-properties fo:color="#595959" fo:font-style="italic" style:font-style-asian="italic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Sans_20_interligne">
      <style:text-properties fo:font-size="28pt" style:font-size-asian="28pt" style:font-size-complex="36pt"/>
    </style:style>
    <style:style style:name="P6" style:family="paragraph" style:parent-style-name="Sans_20_interligne">
      <style:text-properties fo:font-size="16pt" style:font-size-asian="16pt" style:font-size-complex="18pt"/>
    </style:style>
    <style:style style:name="P7" style:family="paragraph" style:parent-style-name="Sans_20_interligne">
      <style:text-properties fo:font-style="italic" style:font-style-asian="italic"/>
    </style:style>
    <style:style style:name="P8" style:family="paragraph" style:parent-style-name="Sans_20_interligne">
      <style:text-properties fo:font-weight="bold" style:font-weight-asian="bold" style:font-weight-complex="bold"/>
    </style:style>
    <style:style style:name="P9" style:family="paragraph" style:parent-style-name="Sans_20_interligne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ans_20_interligne">
      <style:paragraph-properties fo:margin-left="0cm" fo:margin-right="0cm" fo:text-indent="1.249cm" style:auto-text-indent="false"/>
    </style:style>
    <style:style style:name="P11" style:family="paragraph" style:parent-style-name="Sans_20_interligne">
      <style:paragraph-properties fo:margin-left="0cm" fo:margin-right="0cm" fo:text-indent="1.249cm" style:auto-text-indent="false"/>
      <style:text-properties fo:font-size="28pt" style:font-size-asian="28pt" style:font-size-complex="36pt"/>
    </style:style>
    <style:style style:name="P12" style:family="paragraph" style:parent-style-name="Sans_20_interligne">
      <style:paragraph-properties fo:margin-left="0cm" fo:margin-right="0cm" fo:text-indent="1.249cm" style:auto-text-indent="false"/>
      <style:text-properties fo:font-size="24pt" style:font-size-asian="24pt" style:font-size-complex="24pt"/>
    </style:style>
    <style:style style:name="P13" style:family="paragraph" style:parent-style-name="Sans_20_interligne">
      <style:paragraph-properties fo:margin-left="0cm" fo:margin-right="0cm" fo:text-indent="1.249cm" style:auto-text-indent="false"/>
      <style:text-properties fo:font-size="24pt" fo:font-style="italic" style:font-size-asian="24pt" style:font-style-asian="italic" style:font-size-complex="24pt"/>
    </style:style>
    <style:style style:name="P14" style:family="paragraph" style:parent-style-name="Sans_20_interligne">
      <style:paragraph-properties fo:margin-left="0cm" fo:margin-right="0cm" fo:text-indent="1.249cm" style:auto-text-indent="false"/>
      <style:text-properties fo:font-size="16pt" style:font-size-asian="16pt" style:font-size-complex="16pt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Standard">
      <style:text-properties style:font-name="Courier New" fo:font-size="11pt" fo:language="fr" fo:country="FR" style:font-name-asian="Courier New" style:font-size-asian="11pt" style:font-name-complex="Courier New" style:font-size-complex="11pt"/>
    </style:style>
    <style:style style:name="P17" style:family="paragraph" style:parent-style-name="Standard">
      <style:paragraph-properties fo:line-height="115%" fo:text-align="center" style:justify-single-word="false" style:writing-mode="lr-tb"/>
    </style:style>
    <style:style style:name="P18" style:family="paragraph" style:parent-style-name="Standard">
      <style:paragraph-properties fo:line-height="115%" fo:text-align="start" style:justify-single-word="false" style:writing-mode="lr-tb"/>
    </style:style>
    <style:style style:name="P19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1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2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variant="normal" fo:text-transform="none" fo:color="#222222" style:text-line-through-style="none" style:font-name="Verdana1" fo:font-size="9.75pt" fo:font-style="normal" style:text-underline-style="none" fo:font-weight="normal" style:text-blinking="false" fo:background-color="#ffffff"/>
    </style:style>
    <style:style style:name="P23" style:family="paragraph" style:parent-style-name="Text_20_body">
      <style:paragraph-properties fo:margin-top="0cm" fo:margin-bottom="0cm" fo:line-height="96%" fo:text-align="justify" style:justify-single-word="false" style:writing-mode="lr-tb"/>
    </style:style>
    <style:style style:name="P24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.25pt" fo:font-style="normal" style:text-underline-style="none" fo:font-weight="normal" style:text-blinking="false" fo:background-color="#ffffff"/>
    </style:style>
    <style:style style:name="P25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9.75pt" fo:font-style="normal" style:text-underline-style="none" fo:font-weight="normal" style:text-blinking="false" fo:background-color="#ffffff"/>
    </style:style>
    <style:style style:name="P26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9.75pt" fo:font-style="normal" style:text-underline-style="none" fo:font-weight="normal" style:text-blinking="false" fo:background-color="#ffff00"/>
    </style:style>
    <style:style style:name="P27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000000" style:text-line-through-style="none" style:font-name="Verdana1" fo:font-size="9.75pt" fo:font-style="normal" style:text-underline-style="none" fo:font-weight="normal" style:text-blinking="false" fo:background-color="#ffffff"/>
    </style:style>
    <style:style style:name="P28" style:family="paragraph" style:parent-style-name="Table_20_Contents">
      <style:paragraph-properties fo:margin-top="0cm" fo:margin-bottom="0cm" fo:line-height="100%" fo:text-align="justify" style:justify-single-word="false" fo:padding="0.185cm" fo:border="0.002cm solid #000000" style:writing-mode="lr-tb"/>
      <style:text-properties fo:font-variant="normal" fo:text-transform="none" fo:color="#ff0000" style:text-line-through-style="none" style:font-name="Verdana1" fo:font-size="8.25pt" fo:font-style="normal" style:text-underline-style="none" fo:font-weight="normal" style:text-blinking="false" fo:background-color="#ffffff"/>
    </style:style>
    <style:style style:name="P29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</style:style>
    <style:style style:name="P30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1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32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33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34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35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36" style:family="paragraph" style:parent-style-name="Text_20_body">
      <style:paragraph-properties fo:text-align="center" style:justify-single-word="false"/>
    </style:style>
    <style:style style:name="P37" style:family="paragraph" style:parent-style-name="Text_20_body">
      <style:text-properties fo:font-weight="normal"/>
    </style:style>
    <style:style style:name="P38" style:family="paragraph" style:parent-style-name="Table_20_Contents">
      <style:text-properties fo:font-size="8pt" style:font-size-asian="8pt" style:font-size-complex="8pt"/>
    </style:style>
    <style:style style:name="P39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40" style:family="paragraph" style:parent-style-name="Table_20_Contents">
      <style:text-properties fo:background-color="#ffff00"/>
    </style:style>
    <style:style style:name="P41" style:family="paragraph" style:parent-style-name="Table_20_Contents">
      <style:text-properties style:font-name="Verdana1" fo:font-size="8.25pt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Table_20_Contents">
      <style:paragraph-properties fo:padding="0.185cm" fo:border="0.002cm solid #000000"/>
    </style:style>
    <style:style style:name="P46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47" style:family="paragraph" style:parent-style-name="Standard" style:list-style-name="L1"/>
    <style:style style:name="P48" style:family="paragraph" style:parent-style-name="Heading_20_1">
      <style:paragraph-properties fo:break-before="page"/>
    </style:style>
    <style:style style:name="P49" style:family="paragraph" style:parent-style-name="Sans_20_interligne" style:master-page-name="MP0">
      <style:paragraph-properties style:page-number="auto" fo:break-before="page"/>
    </style:style>
    <style:style style:name="P50" style:family="paragraph" style:parent-style-name="Heading_20_2">
      <style:paragraph-properties fo:margin-left="0cm" fo:margin-right="0cm" fo:text-indent="0cm" style:auto-text-indent="false"/>
    </style:style>
    <style:style style:name="P51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52" style:family="paragraph" style:parent-style-name="Heading_20_2">
      <style:paragraph-properties fo:break-before="page"/>
    </style:style>
    <style:style style:name="P53" style:family="paragraph">
      <style:paragraph-properties fo:text-align="center"/>
    </style:style>
    <style:style style:name="T1" style:family="text">
      <style:text-properties style:language-asian="fr" style:country-asian="FR" style:font-size-complex="11pt" style:language-complex="ar" style:country-complex="SA"/>
    </style:style>
    <style:style style:name="T2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4" style:family="text">
      <style:text-properties fo:color="#000000" style:text-line-through-styl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5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6" style:family="text">
      <style:text-properties fo:color="#808080" text:display="none"/>
    </style:style>
    <style:style style:name="T7" style:family="text">
      <style:text-properties fo:color="#ff0000"/>
    </style:style>
    <style:style style:name="T8" style:family="text">
      <style:text-properties fo:font-variant="normal" fo:text-transform="none" fo:color="#222222" style:text-line-through-style="none" style:font-name="Verdana1" fo:font-size="9.75pt" fo:font-style="normal" style:text-underline-style="none" fo:font-weight="normal" style:text-blinking="false" fo:background-color="#ffffff"/>
    </style:style>
    <style:style style:name="T9" style:family="text">
      <style:text-properties fo:color="#222222"/>
    </style:style>
    <style:style style:name="T10" style:family="text">
      <style:text-properties fo:color="#222222" fo:font-size="9.75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31849b" svg:stroke-opacity="100%" draw:stroke-linejoin="miter" draw:fill="solid" draw:fill-color="#4bacc6" draw:opacity="100%" fo:padding-top="0cm" fo:padding-bottom="0cm" fo:padding-left="0cm" fo:padding-right="0cm" style:run-through="fore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31849b" svg:stroke-opacity="100%" draw:stroke-linejoin="miter" draw:fill="solid" draw:fill-color="#4bacc6" draw:opacity="100%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026cm" svg:stroke-color="#31849b" svg:stroke-opacity="100%" draw:stroke-linejoin="miter" draw:fill="solid" draw:fill-color="#ffffff" draw:opacity="100%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0.568cm" style:run-through="foreground"/>
    </style:style>
    <style:style style:name="gr6" style:family="graphic">
      <style:graphic-properties draw:stroke="solid" svg:stroke-color="#000000" draw:fill="none" draw:fill-color="#ffffff" fo:min-height="0.256cm" style:run-through="foreground"/>
    </style:style>
    <style:style style:name="gr7" style:family="graphic">
      <style:graphic-properties draw:stroke="solid" svg:stroke-color="#000000" draw:fill="none" draw:fill-color="#ffffff" fo:min-height="0.376cm" style:run-through="foreground"/>
    </style:style>
    <style:style style:name="gr8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Image 776" text:anchor-type="paragraph" svg:x="-1.125cm" svg:y="-1.538cm" svg:width="7.899cm" style:rel-width="scale" svg:height="1.053cm" style:rel-height="scale" draw:z-index="4"><draw:image xlink:href="Pictures/10000000000002AD0000005B0590B432.jpg" xlink:type="simple" xlink:show="embed" xlink:actuate="onLoad"/><svg:desc>Logo&amp;Nom-Horizontal-Couleur</svg:desc></draw:frame><draw:custom-shape text:anchor-type="paragraph" draw:z-index="0" draw:name="Rectangle 771" draw:style-name="gr1" svg:width="21.989cm" svg:height="2.199cm" svg:x="0cm" svg:y="27.501cm"><text:p/><draw:enhanced-geometry svg:viewBox="0 0 21600 21600" draw:type="non-primitive" draw:enhanced-path="M 0 0 L 21600 0 21600 21600 0 21600 Z N"/></draw:custom-shape><draw:custom-shape text:anchor-type="paragraph" draw:z-index="3" draw:name="Rectangle 774" draw:style-name="gr3" svg:width="0.251cm" svg:height="31.116cm" svg:x="1.124cm" svg:y="-0.728cm"><text:p/><draw:enhanced-geometry svg:viewBox="0 0 21600 21600" draw:type="non-primitive" draw:enhanced-path="M 0 0 L 21600 0 21600 21600 0 21600 Z N"/></draw:custom-shape><draw:custom-shape text:anchor-type="paragraph" draw:z-index="2" draw:name="Rectangle 773" draw:style-name="gr3" svg:width="0.251cm" svg:height="31.116cm" svg:x="20.025cm" svg:y="-0.728cm"><text:p/><draw:enhanced-geometry svg:viewBox="0 0 21600 21600" draw:type="non-primitive" draw:enhanced-path="M 0 0 L 21600 0 21600 21600 0 21600 Z N"/></draw:custom-shape><draw:custom-shape text:anchor-type="paragraph" draw:z-index="1" draw:name="Rectangle 772" draw:style-name="gr2" svg:width="22.018cm" svg:height="2.199cm" svg:x="-0.51cm" svg:y="0.014cm"><text:p/><draw:enhanced-geometry svg:viewBox="0 0 21600 21600" draw:type="non-primitive" draw:enhanced-path="M 0 0 L 21600 0 21600 21600 0 21600 Z N"/></draw:custom-shape><text:span text:style-name="Police_20_par_20_défaut"><text:span text:style-name="T1"/></text:span></text:p>
      <text:p text:style-name="P5"/>
      <text:p text:style-name="P5"/>
      <text:p text:style-name="P5"/>
      <text:p text:style-name="P12">Application 'Mieux <text:s/>trier à Nantes'</text:p>
      <text:p text:style-name="P14">Manuel installation et développement (Sencha Touch 2)</text:p>
      <text:p text:style-name="P11"/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s text:c="2"/>Date : 10/03/2014</text:p>
          </table:table-cell>
        </table:table-row>
        <table:table-row table:style-name="Tableau3.1">
          <table:table-cell table:style-name="Tableau3.A1" office:value-type="string">
            <text:p text:style-name="P3"><text:s text:c="2"/>Version : 1.0</text:p>
          </table:table-cell>
        </table:table-row>
        <table:table-row table:style-name="Tableau3.1">
          <table:table-cell table:style-name="Tableau3.A1" office:value-type="string">
            <text:p text:style-name="P3"/>
          </table:table-cell>
        </table:table-row>
      </table:table>
      <text:p text:style-name="Normal"/>
      <text:p text:style-name="P4"/>
      <text:p text:style-name="P46">Sencha Touch 2</text:p>
      <text:p text:style-name="P17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2_Head">
            <text:p text:style-name="Contents_20_Heading">Table des matières</text:p>
          </text:index-title>
          <text:p text:style-name="P42">1Installation<text:tab/>4</text:p>
          <text:p text:style-name="P43">1.1Installations JRE, Ruby, Sencha Cmd, Sencha Touch 2, Androïd<text:tab/>4</text:p>
          <text:p text:style-name="P43">1.2. Configuration Wamp<text:tab/>4</text:p>
          <text:p text:style-name="P42">2Compilation<text:tab/>6</text:p>
          <text:p text:style-name="P43">2.1Compilation Sencha Touch (testing)<text:tab/>6</text:p>
          <text:p text:style-name="P42">3Pratiques SenchaTouch 2<text:tab/>8</text:p>
          <text:p text:style-name="P43">Création du certificat<text:tab/>8</text:p>
          <text:p text:style-name="P43">3.1instructions_packaging_appli_mobile<text:tab/>8</text:p>
          <text:p text:style-name="P44">3.1.1PACKAGING MOBILE ANDROID (FICHIER APK)<text:tab/>9</text:p>
          <text:p text:style-name="P44">3.1.2OPTIMISATION PACKAGE APK :<text:tab/>9</text:p>
          <text:p text:style-name="P42">4Utilisation de l'émulateur Androïd<text:tab/>10</text:p>
          <text:p text:style-name="P42">5Développement Javascript<text:tab/>11</text:p>
          <text:p text:style-name="P43">5.1. Quelques points de développement Javascript<text:tab/>11</text:p>
          <text:p text:style-name="P44">5.1.15.1.1. Problème sur les Regexp<text:tab/>11</text:p>
          <text:p text:style-name="P42">6Développement Sencha Touch 2<text:tab/>12</text:p>
          <text:p text:style-name="P44">6.1. Quelques points de développement <text:tab/>12</text:p>
          <text:p text:style-name="P42">7Modélisation <text:tab/>13</text:p>
          <text:p text:style-name="P43">7.1. Architecture collecte des données<text:tab/>13</text:p>
          <text:p text:style-name="P43">7.2. Source de données<text:tab/>14</text:p>
          <text:p text:style-name="P42">8Tests de non régression<text:tab/>15</text:p>
          <text:p text:style-name="P42">9Divers<text:tab/>16</text:p>
          <text:p text:style-name="P43">9.1Liste des icônes possibles<text:tab/>16</text:p>
        </text:index-body>
      </text:table-of-content>
      <text:p text:style-name="P17"/>
      <text:p text:style-name="P17"><text:span text:style-name="Internet_20_link"/></text:p>
      <text:h text:style-name="Heading_20_1" text:outline-level="1"><text:bookmark-start text:name="h.kd2k903xwac1"/><text:bookmark-start text:name="__RefHeading__4758_1678123857"/>Installation<text:bookmark-end text:name="h.kd2k903xwac1"/><text:bookmark-end text:name="__RefHeading__4758_1678123857"/></text:h>
      <text:p text:style-name="Sans_20_interligne"/>
      <text:h text:style-name="Heading_20_2" text:outline-level="2"><text:bookmark-start text:name="__RefHeading__4760_1678123857"/>Installations JRE, Ruby, Sencha Cmd, Sencha Touch 2, Androïd<text:bookmark-end text:name="__RefHeading__4760_1678123857"/></text:h>
      <text:p text:style-name="Sans_20_interligne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Sans_20_interligne">1</text:p>
          </table:table-cell>
          <table:table-cell table:style-name="Tableau4.A1" office:value-type="string">
            <text:p text:style-name="Sans_20_interligne">Disposer d’une JRE 6 ou 7</text:p>
          </table:table-cell>
          <table:table-cell table:style-name="Tableau4.A1" office:value-type="string">
            <text:p text:style-name="Sans_20_interligne"><text:a xlink:type="simple" xlink:href="http://www.oracle.com/technetwork/java/javase/downloads/index.html"><text:span text:style-name="Internet_20_link">http</text:span></text:a><text:a xlink:type="simple" xlink:href="http://www.oracle.com/technetwork/java/javase/downloads/index.html"><text:span text:style-name="Internet_20_link">://</text:span></text:a><text:a xlink:type="simple" xlink:href="http://www.oracle.com/technetwork/java/javase/downloads/index.html"><text:span text:style-name="Internet_20_link">www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oracle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com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technetwork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se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downloads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index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html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2</text:p>
          </table:table-cell>
          <table:table-cell table:style-name="Tableau4.A1" office:value-type="string">
            <text:p text:style-name="Sans_20_interligne">Télécharger Ruby (version 1.9.3, mais pas Ruby 2.0)</text:p>
          </table:table-cell>
          <table:table-cell table:style-name="Tableau4.A1" office:value-type="string">
            <text:p text:style-name="Sans_20_interligne"><text:a xlink:type="simple" xlink:href="http://rubyinstaller.org/downloads/"><text:span text:style-name="Internet_20_link">http</text:span></text:a><text:a xlink:type="simple" xlink:href="http://rubyinstaller.org/downloads/"><text:span text:style-name="Internet_20_link">://</text:span></text:a><text:a xlink:type="simple" xlink:href="http://rubyinstaller.org/downloads/"><text:span text:style-name="Internet_20_link">rubyinstaller</text:span></text:a><text:a xlink:type="simple" xlink:href="http://rubyinstaller.org/downloads/"><text:span text:style-name="Internet_20_link">.</text:span></text:a><text:a xlink:type="simple" xlink:href="http://rubyinstaller.org/downloads/"><text:span text:style-name="Internet_20_link">org</text:span></text:a><text:a xlink:type="simple" xlink:href="http://rubyinstaller.org/downloads/"><text:span text:style-name="Internet_20_link">/</text:span></text:a><text:a xlink:type="simple" xlink:href="http://rubyinstaller.org/downloads/"><text:span text:style-name="Internet_20_link">downloads</text:span></text:a><text:a xlink:type="simple" xlink:href="http://rubyinstaller.org/downloads/"><text:span text:style-name="Internet_20_link">/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3</text:p>
          </table:table-cell>
          <table:table-cell table:style-name="Tableau4.A1" office:value-type="string">
            <text:p text:style-name="Sans_20_interligne">Télécharger Sencha Cmd</text:p>
          </table:table-cell>
          <table:table-cell table:style-name="Tableau4.A1" office:value-type="string">
            <text:p text:style-name="Sans_20_interligne"><text:a xlink:type="simple" xlink:href="http://www.sencha.com/products/sencha-cmd/download"><text:span text:style-name="Internet_20_link">http</text:span></text:a><text:a xlink:type="simple" xlink:href="http://www.sencha.com/products/sencha-cmd/download"><text:span text:style-name="Internet_20_link">://</text:span></text:a><text:a xlink:type="simple" xlink:href="http://www.sencha.com/products/sencha-cmd/download"><text:span text:style-name="Internet_20_link">www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com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products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-</text:span></text:a><text:a xlink:type="simple" xlink:href="http://www.sencha.com/products/sencha-cmd/download"><text:span text:style-name="Internet_20_link">cmd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download</text:span></text:a></text:p>
          </table:table-cell>
          <table:table-cell table:style-name="Tableau4.D1" office:value-type="string">
            <text:p text:style-name="Sans_20_interligne">C:\dev\tools\sencha-cmd-3.0.2.288</text:p>
          </table:table-cell>
        </table:table-row>
        <table:table-row table:style-name="Tableau4.1">
          <table:table-cell table:style-name="Tableau4.A1" office:value-type="string">
            <text:p text:style-name="Sans_20_interligne">4</text:p>
          </table:table-cell>
          <table:table-cell table:style-name="Tableau4.A1" office:value-type="string">
            <text:p text:style-name="Sans_20_interligne">Télécharger Sencha Touch 2.1</text:p>
          </table:table-cell>
          <table:table-cell table:style-name="Tableau4.A1" office:value-type="string">
            <text:p text:style-name="Sans_20_interligne">http://www.sencha.com/products/touch/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5</text:p>
          </table:table-cell>
          <table:table-cell table:style-name="Tableau4.A1" office:value-type="string">
            <text:p text:style-name="Sans_20_interligne">Installer android-sdk 2.1</text:p>
          </table:table-cell>
          <table:table-cell table:style-name="Tableau4.A1" office:value-type="string">
            <text:p text:style-name="Sans_20_interligne"><text:a xlink:type="simple" xlink:href="http://developer.android.com/sdk/index.html#download"><text:span text:style-name="Internet_20_link">http</text:span></text:a><text:a xlink:type="simple" xlink:href="http://developer.android.com/sdk/index.html#download"><text:span text:style-name="Internet_20_link">://</text:span></text:a><text:a xlink:type="simple" xlink:href="http://developer.android.com/sdk/index.html#download"><text:span text:style-name="Internet_20_link">developer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android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com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sdk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index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html</text:span></text:a><text:a xlink:type="simple" xlink:href="http://developer.android.com/sdk/index.html#download"><text:span text:style-name="Internet_20_link">#</text:span></text:a><text:a xlink:type="simple" xlink:href="http://developer.android.com/sdk/index.html#download"><text:span text:style-name="Internet_20_link">download</text:span></text:a></text:p>
          </table:table-cell>
          <table:table-cell table:style-name="Tableau4.D1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8">Vérification des variables d’environnement :</text:p>
      <text:p text:style-name="Sans_20_interligne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Sans_20_interligne">SENCHA_CMD_3_0_0</text:p>
          </table:table-cell>
          <table:table-cell table:style-name="Tableau5.B1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1" office:value-type="string">
            <text:p text:style-name="Sans_20_interligne">JAVA_HOME</text:p>
          </table:table-cell>
          <table:table-cell table:style-name="Tableau5.B1" office:value-type="string">
            <text:p text:style-name="Sans_20_interligne">C:\dev\jdk1.7.0_01</text:p>
          </table:table-cell>
        </table:table-row>
        <table:table-row table:style-name="Tableau5.1">
          <table:table-cell table:style-name="Tableau5.A3" office:value-type="string">
            <text:p text:style-name="Sans_20_interligne">SENCHA_CMD_3_0_0</text:p>
          </table:table-cell>
          <table:table-cell table:style-name="Tableau5.B3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3" office:value-type="string">
            <text:p text:style-name="Sans_20_interligne">SENCHA_SDK_TOOLS_2_0_0_BETA3</text:p>
          </table:table-cell>
          <table:table-cell table:style-name="Tableau5.B3" office:value-type="string">
            <text:p text:style-name="Sans_20_interligne">C:\dev\tools\SenchaSDKTools-2.0.0-beta3</text:p>
          </table:table-cell>
        </table:table-row>
        <table:table-row table:style-name="Tableau5.1">
          <table:table-cell table:style-name="Tableau5.A3" office:value-type="string">
            <text:p text:style-name="Sans_20_interligne">PATH</text:p>
          </table:table-cell>
          <table:table-cell table:style-name="Tableau5.B3" office:value-type="string">
            <text:p text:style-name="Sans_20_interligne"><text:span text:style-name="T7">C:\dev\jdk1.7.0_01</text:span>\bin;C:\dev\jdk1.7.0_01%<text:span text:style-name="T2">SENCHA_CMD_3_0_0</text:span>%;<text:span text:style-name="T2">C:\dev\tools\Ruby200-x64</text:span></text:p>
          </table:table-cell>
        </table:table-row>
        <table:table-row table:style-name="Tableau5.1">
          <table:table-cell table:style-name="Tableau5.A3" office:value-type="string">
            <text:p text:style-name="Sans_20_interligne">SDK Path</text:p>
          </table:table-cell>
          <table:table-cell table:style-name="Tableau5.B3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8">Vérirfication des installations en ligne de commandes</text:p>
      <text:p text:style-name="Sans_20_interligne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ans_20_interligne">sencha</text:p>
          </table:table-cell>
          <table:table-cell table:style-name="Tableau6.B1" office:value-type="string">
            <text:p text:style-name="Sans_20_interligne">Sencha Cmd v3.0.2.288</text:p>
            <text:p text:style-name="Sans_20_interligne"/>
            <text:p text:style-name="Sans_20_interligne"/>
            <text:p text:style-name="Sans_20_interligne">Options</text:p>
            <text:p text:style-name="Sans_20_interligne"><text:s text:c="2"/>* --debug, -d - Sets log level to higher verbosity</text:p>
            <text:p text:style-name="Sans_20_interligne">...</text:p>
          </table:table-cell>
        </table:table-row>
        <table:table-row table:style-name="Tableau6.1">
          <table:table-cell table:style-name="Tableau6.A1" office:value-type="string">
            <text:p text:style-name="Sans_20_interligne">ruby -v</text:p>
          </table:table-cell>
          <table:table-cell table:style-name="Tableau6.B1" office:value-type="string">
            <text:p text:style-name="Sans_20_interligne">ruby 2.0.0p0 (2013-02-24) [x64-mingw32]</text:p>
          </table:table-cell>
        </table:table-row>
      </table:table>
      <text:p text:style-name="Sans_20_interligne"/>
      <text:h text:style-name="P50" text:outline-level="2" text:is-list-header="true"><text:bookmark-start text:name="__RefHeading__4762_1678123857"/><text:span text:style-name="T3">1.2. Configuration</text:span> UWamp<text:bookmark-end text:name="__RefHeading__4762_1678123857"/></text:h>
      <text:p text:style-name="P33"/>
      <table:table table:name="Tableau7" table:style-name="Tableau7">
        <table:table-column table:style-name="Tableau7.A"/>
        <text:soft-page-break/>
        <table:table-row>
          <table:table-cell table:style-name="Tableau7.A1" office:value-type="string">
            <text:p text:style-name="P40">Testing.conf</text:p>
          </table:table-cell>
        </table:table-row>
        <table:table-row>
          <table:table-cell table:style-name="Tableau7.A2" office:value-type="string">
            <text:p text:style-name="P40">Alias /testing/ "C:/dev/github-repositories/opendata/VivreANantes/build/VivreANantes/testing/" </text:p>
            <text:p text:style-name="P40"/>
            <text:p text:style-name="P40">&lt;Directory "C:/dev/github-repositories/opendata/VivreANantes/build/VivreANantes/testing/"&gt;</text:p>
            <text:p text:style-name="P40"><text:s text:c="4"/>Options Indexes FollowSymLinks MultiViews</text:p>
            <text:p text:style-name="P40"><text:s text:c="4"/>AllowOverride all</text:p>
            <text:p text:style-name="P40"><text:s text:c="4"/>Require all granted</text:p>
            <text:p text:style-name="P40">&lt;/Directory&gt;</text:p>
          </table:table-cell>
        </table:table-row>
      </table:table>
      <text:p text:style-name="P34"/>
      <text:h text:style-name="P48" text:outline-level="1"><text:bookmark-start text:name="h.z2dq6m6aluxo"/><text:bookmark-start text:name="__RefHeading__4764_1678123857"/>Compilation<text:bookmark-end text:name="h.z2dq6m6aluxo"/><text:bookmark-end text:name="__RefHeading__4764_1678123857"/></text:h>
      <text:p text:style-name="Sans_20_interligne"/>
      <text:h text:style-name="Heading_20_2" text:outline-level="2"><text:bookmark-start text:name="h.z2dq6m6aluxo1"/><text:bookmark-start text:name="__RefHeading__4766_1678123857"/>Compilation<text:bookmark-end text:name="h.z2dq6m6aluxo1"/> Sencha Touch (testing)<text:bookmark-end text:name="__RefHeading__4766_1678123857"/></text:h>
      <text:p text:style-name="P30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9"/>
          </table:table-cell>
          <table:table-cell table:style-name="Tableau9.B1" office:value-type="string">
            <text:p text:style-name="P21">C:\dev\github-repositories\opendata\VivreANantes&gt;sencha app build testing</text:p>
            <text:p text:style-name="P20">Sencha Cmd v3.0.2.288</text:p>
            <text:p text:style-name="P20">[INF]</text:p>
            <text:p text:style-name="P20">[INF] <text:s text:c="10"/>init-properties:</text:p>
            <text:p text:style-name="P20">[INF]</text:p>
            <text:p text:style-name="P20">[INF] <text:s text:c="10"/>init-sencha-command:</text:p>
            <text:p text:style-name="P20">[INF]</text:p>
            <text:p text:style-name="P20">[INF] <text:s text:c="10"/>init:</text:p>
            <text:p text:style-name="P20">[INF]</text:p>
            <text:p text:style-name="P20">…</text:p>
            <text:p text:style-name="P20">[INF] <text:s text:c="10"/>building application</text:p>
            <text:p text:style-name="P20">[INF] <text:s text:c="10"/>Deploying your application to C:\dev\github-repositories\opendata\VivreANantes\build\VivreANantes\testing</text:p>
            <text:p text:style-name="P20">[INF] <text:s text:c="10"/>Copied C:\dev\github-repositories\opendata\VivreANantes\.\app.js to C:\dev\github-repositories\opendata\VivreANante</text:p>
            <text:p text:style-name="P20">[INF] <text:s text:c="10"/>Copied C:\dev\github-repositories\opendata\VivreANantes\.\resources\css\app.css to C:\dev\github-repositories\opend</text:p>
            <text:p text:style-name="P20">[INF] <text:s text:c="10"/>Copied C:\dev\github-repositories\opendata\VivreANantes\.\resources\images</text:p>
            <text:p text:style-name="P20">[INF] <text:s text:c="10"/>Copied C:\dev\github-repositories\opendata\VivreANantes\.\resources\icons</text:p>
            <text:p text:style-name="P20">[INF] <text:s text:c="10"/>...</text:p>
            <text:p text:style-name="P20">[INF]</text:p>
            <text:p text:style-name="P20">[INF] <text:s text:c="10"/>app-build:</text:p>
            <text:p text:style-name="P20"/>
          </table:table-cell>
        </table:table-row>
      </table:table>
      <text:p text:style-name="P30"/>
      <text:p text:style-name="Sans_20_interligne"><draw:frame draw:style-name="fr2" draw:name="images2" text:anchor-type="paragraph" svg:y="0cm" svg:width="16.51cm" svg:height="2.769cm" draw:z-index="6"><draw:image xlink:href="Pictures/10000000000003A80000009D60EEFB7A.png" xlink:type="simple" xlink:show="embed" xlink:actuate="onLoad"/></draw:frame></text:p>
      <text:p text:style-name="Sans_20_interligne"/>
      <text:p text:style-name="Sans_20_interligne"/>
      <text:h text:style-name="P48" text:outline-level="1"><text:bookmark-start text:name="__RefHeading__4768_1678123857"/>Pratiques SenchaTouch 2<text:bookmark-end text:name="__RefHeading__4768_1678123857"/></text:h>
      <text:p text:style-name="Normal"/>
      <text:list xml:id="list3016718021097847955" text:style-name="WW8Num2">
        <text:list-item>
          <text:list>
            <text:list-item>
              <text:h text:style-name="P51" text:outline-level="2"><text:bookmark-start text:name="__RefHeading__4770_1678123857"/>Génération du certificat debug<text:bookmark-end text:name="__RefHeading__4770_1678123857"/></text:h>
            </text:list-item>
          </text:list>
        </text:list-item>
      </text:list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39">En ligne de commande </text:p>
          </table:table-cell>
        </table:table-row>
        <table:table-row table:style-name="Tableau10.1">
          <table:table-cell table:style-name="Tableau10.A2" office:value-type="string">
            <text:p text:style-name="P39">C:\dev\github-repositories\opendata\VivreANantes&gt;keytool -genkey -v -keystore my-release-key.keystore -alias Christian -keyalg RSA -keysize 2048 -validity 10000</text:p>
            <text:p text:style-name="P38">Tapez le mot de passe du Keystore :</text:p>
            <text:p text:style-name="P38">Ressaisissez le nouveau mot de passe :</text:p>
            <text:p text:style-name="P38">Quels sont vos prÚnom et nom ?</text:p>
            <text:p text:style-name="P38"><text:s text:c="2"/>[Unknown] : <text:s/>Christian Renoulin</text:p>
            <text:p text:style-name="P38">Quel est le nom de votre unitÚ organisationnelle ?</text:p>
            <text:p text:style-name="P38"><text:s text:c="2"/>[Unknown] : <text:s/>MieuxVivreANantes</text:p>
            <text:p text:style-name="P38">Quelle est le nom de votre organisation ?</text:p>
            <text:p text:style-name="P38"><text:s text:c="2"/>[Unknown] : <text:s/>MieuxTrierANantes</text:p>
            <text:p text:style-name="P38">Quel est le nom de votre ville de rÚsidence ?</text:p>
            <text:p text:style-name="P38"><text:s text:c="2"/>[Unknown] : <text:s/>Nort-Sur-Erdre</text:p>
            <text:p text:style-name="P38">Quel est le nom de votre Útat ou province ?</text:p>
            <text:p text:style-name="P38"><text:s text:c="2"/>[Unknown] : <text:s/>France</text:p>
            <text:p text:style-name="P38">Quel est le code de pays Ó deux lettres pour cette unitÚ ?</text:p>
            <text:p text:style-name="P38"><text:s text:c="2"/>[Unknown] : <text:s/>FR</text:p>
            <text:p text:style-name="P38">Est-ce CN=Christian Renoulin, OU=MieuxVivreANantes, O=MieuxTrierANantes, L=Nort-Sur-Erdre, ST=France, C=FR ?</text:p>
            <text:p text:style-name="P38"><text:s text:c="2"/>[non] :</text:p>
            <text:p text:style-name="P38">Quels sont vos prÚnom et nom ?</text:p>
            <text:p text:style-name="P38"><text:s text:c="2"/>[Christian Renoulin] :</text:p>
            <text:p text:style-name="P38">Quel est le nom de votre unitÚ organisationnelle ?</text:p>
            <text:p text:style-name="P38"><text:s text:c="2"/>[MieuxVivreANantes] :</text:p>
            <text:p text:style-name="P38">Quelle est le nom de votre organisation ?</text:p>
            <text:p text:style-name="P38"><text:s text:c="2"/>[MieuxTrierANantes] :</text:p>
            <text:p text:style-name="P38">Quel est le nom de votre ville de rÚsidence ?</text:p>
            <text:p text:style-name="P38"><text:s text:c="2"/>[Nort-Sur-Erdre] :</text:p>
            <text:p text:style-name="P38">Quel est le nom de votre Útat ou province ?</text:p>
            <text:p text:style-name="P38"><text:s text:c="2"/>[France] : <text:s/>Pays-De-La-Loire</text:p>
            <text:p text:style-name="P38">Quel est le code de pays Ó deux lettres pour cette unitÚ ?</text:p>
            <text:p text:style-name="P38"><text:s text:c="2"/>[FR] :</text:p>
            <text:p text:style-name="P38">Est-ce CN=Christian Renoulin, OU=MieuxVivreANantes, O=MieuxTrierANantes, L=Nort-Sur-Erdre, ST=Pays-De-La-Loire, C=FR ?</text:p>
            <text:p text:style-name="P38"><text:s text:c="2"/>[non] : <text:s/>oui</text:p>
            <text:p text:style-name="P38"/>
            <text:p text:style-name="P38">GÚnÚration d'une paire de clÚs RSA de 2á048 bits et d'un certificat autosignÚ (SHA1withRSA) d'une validitÚ de 10á000 jours</text:p>
            <text:p text:style-name="P38"><text:s text:c="8"/>pour : CN=Christian Renoulin, OU=MieuxVivreANantes, O=MieuxTrierANantes, L=Nort-Sur-Erdre, ST=Pays-De-La-Loire, C=FR</text:p>
            <text:p text:style-name="P38">SpÚcifiez le mot de passe de la clÚ pour &lt;Christian&gt;</text:p>
            <text:p text:style-name="P38"><text:s text:c="8"/>(appuyez sur EntrÚe s'il s'agit du mot de passe du Keystore) :</text:p>
            <text:p text:style-name="P38">Ressaisissez le nouveau mot de passe :</text:p>
            <text:p text:style-name="P38">[Stockage de my-release-key.keystore]</text:p>
          </table:table-cell>
        </table:table-row>
      </table:table>
      <text:p text:style-name="P32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5"/>
          </table:table-cell>
        </table:table-row>
        <table:table-row>
          <table:table-cell table:style-name="Tableau11.A2" office:value-type="string">
            <text:p text:style-name="P35">C:\dev\github-repositories\opendata\VivreANantes&gt;sencha app package generate configTemplate.json</text:p>
            <text:p text:style-name="P35">Sencha Cmd v3.0.2.288</text:p>
          </table:table-cell>
        </table:table-row>
      </table:table>
      <text:p text:style-name="P31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5"/>
          </table:table-cell>
        </table:table-row>
        <table:table-row>
          <table:table-cell table:style-name="Tableau12.A2" office:value-type="string">
            <text:p text:style-name="P35">C:\dev\github-repositories\opendata\VivreANantes&gt;sencha app package run packager.json</text:p>
            <text:p text:style-name="P35">Sencha Cmd v3.0.2.288</text:p>
            <text:p text:style-name="P35">...</text:p>
          </table:table-cell>
        </table:table-row>
      </table:table>
      <text:p text:style-name="Sans_20_interligne"/>
      <text:h text:style-name="Heading_20_2" text:outline-level="2"/>
      <text:p text:style-name="P15"><text:tab/><text:tab/></text:p>
      <text:p text:style-name="P16"/>
      <text:h text:style-name="Heading_20_2" text:outline-level="2">GENERATION Fichier APK</text:h>
      <text:p text:style-name="Standard"/>
      <text:list xml:id="list5534693712285194119" text:style-name="L1">
        <text:list-item>
          <text:p text:style-name="P47"><text:soft-page-break/>Modifier la version</text:p>
        </text:list-item>
      </text:list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1">C:\dev\packager_release.json</text:p>
          </table:table-cell>
        </table:table-row>
        <table:table-row>
          <table:table-cell table:style-name="Tableau8.A2" office:value-type="string">
            <text:p text:style-name="P41"/>
          </table:table-cell>
        </table:table-row>
      </table:table>
      <text:p text:style-name="Standard"/>
      <text:p text:style-name="P22">1. Compile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4">cd C:\dev\github-repositories\opendata\VivreANantes</text:p>
            <text:p text:style-name="P24">sencha app package build c:\dev\packager_release.json</text:p>
            <text:p text:style-name="P28">Ouvrir le fichier <text:s/><text:span text:style-name="T10">C:\dev\github-repositories\opendata\build\MieuxTrierANantes.apk et s</text:span>upprimer répertoire : assets/build</text:p>
            <text:p text:style-name="P45"/>
          </table:table-cell>
        </table:table-row>
      </table:table>
      <text:p text:style-name="P23"/>
      <text:p text:style-name="P22">2. Signature fichier APK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25">cd C:\dev\jdk1.6.0_35\bin</text:p>
            <text:p text:style-name="P25">jarsigner -sigalg SHA1withRSA -digestalg SHA1 -keystore C:\dev\github-repositories\opendata\VivreANantes\release.keystore -storepass 7z6sQFE4CS39a6R -keypass 7z6sQFE4CS39a6R C:\dev\github-repositories\opendata\build\MieuxTrierANantes.apk mieuxvivreanantes</text:p>
          </table:table-cell>
        </table:table-row>
      </table:table>
      <text:p text:style-name="Sans_20_interligne"/>
      <text:p text:style-name="P22">3. Vérification signature OK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25">// cd C:\dev\jdk1.6.0_35\bin</text:p>
            <text:p text:style-name="P25">jarsigner -verify C:\dev\github-repositories\opendata\build\MieuxTrierANantes.apk</text:p>
            <text:p text:style-name="P26">=&gt; jar verified.</text:p>
          </table:table-cell>
        </table:table-row>
      </table:table>
      <text:p text:style-name="Sans_20_interligne"/>
      <text:p text:style-name="P22">4. Pour terminer, ZIPALIGN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27">cd C:\dev\android-sdk\sdk\tools</text:p>
            <text:p text:style-name="P27">del <text:span text:style-name="T9">C:\dev\github-repositories\opendata\build\m.apk</text:span></text:p>
            <text:p text:style-name="P25">zipalign -v 4 C:\dev\github-repositories\opendata\build\MieuxTrierANantes.apk C:\dev\github-repositories\opendata\build\m.apk</text:p>
          </table:table-cell>
        </table:table-row>
      </table:table>
      <text:p text:style-name="P37">Déposer sur le site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9"><text:a xlink:type="simple" xlink:href="https://play.google.com/apps/publish/?dev_acc=16969586171229879628#AppListPlace"><text:span text:style-name="T8">https://play.google.com/apps/publish/?dev_acc=16969586171229879628#AppListPlace</text:span></text:a></text:p>
            <text:p text:style-name="P25">Onglet « Fichiers APK »</text:p>
            <text:p text:style-name="P25">Bouton « IMPORTER UN NOUVEAU FICHIER APK EN VERSION PRODUCTION »</text:p>
            <text:p text:style-name="P25">Choisir le fichier « C:\dev\github-repositories\opendata\build\m.apk »</text:p>
          </table:table-cell>
        </table:table-row>
      </table:table>
      <text:p text:style-name="P37"/>
      <text:h text:style-name="Heading_20_1" text:outline-level="1"><text:bookmark-start text:name="__RefHeading__4774_1678123857"/>Utilisation de l'émulateur Androïd<text:bookmark-end text:name="__RefHeading__4774_1678123857"/></text:h>
      <text:p text:style-name="Standard"/>
      <text:p text:style-name="Standard"><draw:frame draw:style-name="fr3" draw:name="images1" text:anchor-type="paragraph" svg:width="16.51cm" svg:height="11.792cm" draw:z-index="5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h text:style-name="P48" text:outline-level="1"><text:bookmark-start text:name="__RefHeading__4776_1678123857"/>Développement Javascript<text:bookmark-end text:name="__RefHeading__4776_1678123857"/></text:h>
      <text:h text:style-name="Heading_20_2" text:outline-level="2" text:is-list-header="true"><text:bookmark-start text:name="__RefHeading__4778_1678123857"/>5.1. Quelques points de développement Javascript<text:bookmark-end text:name="__RefHeading__4778_1678123857"/></text:h>
      <text:h text:style-name="Heading_20_3" text:outline-level="3"><text:bookmark-start text:name="__RefHeading__4780_1678123857"/>5.1.1. Problème sur les Regexp<text:bookmark-end text:name="__RefHeading__4780_1678123857"/></text:h>
      <text:p text:style-name="Standard"/>
      <text:p text:style-name="Standard">Comment cela fonctionne ?</text:p>
      <text:p text:style-name="Standard"><text:a xlink:type="simple" xlink:href="http://forums.mediabox.fr/wiki/tutoriaux/javascript/language/regex">http://forums.mediabox.fr/wiki/tutoriaux/javascript/language/regex</text:a></text:p>
      <text:p text:style-name="Standard"/>
      <text:p text:style-name="Standard">Qu'est-ce qui ne fonctionne pas ?</text:p>
      <text:p text:style-name="Standard"/>
      <text:p text:style-name="Standard">Si une Regxep est utilisée 2 fois ou plus, elle fonctionne mal la deuxième fois (et les fois suivante). Il faut donc recréer la Regexp,</text:p>
      <text:p text:style-name="Standard"/>
      <text:h text:style-name="P48" text:outline-level="1"><text:bookmark-start text:name="__RefHeading__4782_1678123857"/>Développement Sencha Touch 2<text:bookmark-end text:name="__RefHeading__4782_1678123857"/></text:h>
      <text:p text:style-name="Sans_20_interligne"/>
      <text:p text:style-name="Sans_20_interligne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Sans_20_interligne"/>
      <text:p text:style-name="Sans_20_interligne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Sans_20_interligne"/>
      <text:p text:style-name="Sans_20_interligne"><text:a xlink:type="simple" xlink:href="http://miamicoder.com/category/tutorials/sencha-touch-tutorials/"><text:span text:style-name="Internet_20_link">http://miamicoder.com/category/tutorials/sencha-touch-tutorials/</text:span></text:a></text:p>
      <text:p text:style-name="P18"><text:span text:style-name="Internet_20_link"/></text:p>
      <text:h text:style-name="Heading_20_2" text:outline-level="2" text:is-list-header="true"><text:bookmark-start text:name="__RefHeading__4784_1678123857"/><text:span text:style-name="Internet_20_link"><text:span text:style-name="T3">6.1. Quelques points de développement </text:span></text:span><text:bookmark-end text:name="__RefHeading__4784_1678123857"/></text:h>
      <text:p text:style-name="Sans_20_interligne"><text:span text:style-name="Internet_20_link"><text:span text:style-name="T3"/></text:span></text:p>
      <text:p text:style-name="Sans_20_interligne"><text:span text:style-name="Internet_20_link"><text:span text:style-name="T4">Le record</text:span></text:span></text:p>
      <text:p text:style-name="Sans_20_interligne"><text:span text:style-name="Internet_20_link"><text:span text:style-name="T3">record.data : l'élément après modification du modèle</text:span></text:span></text:p>
      <text:p text:style-name="Sans_20_interligne"><text:span text:style-name="Internet_20_link"><text:span text:style-name="T3">record.raw : l'élément après chagement json et avant modification du modèle</text:span></text:span></text:p>
      <text:p text:style-name="P34"/>
      <text:h text:style-name="P48" text:outline-level="1"><text:bookmark-start text:name="__RefHeading__4786_1678123857"/>Modélisation <text:bookmark-end text:name="__RefHeading__4786_1678123857"/></text:h>
      <text:h text:style-name="Heading_20_2" text:outline-level="2" text:is-list-header="true"><text:bookmark-start text:name="__RefHeading__4788_1678123857"/>7.1. Architecture collecte des données<text:bookmark-end text:name="__RefHeading__4788_1678123857"/></text:h>
      <text:p text:style-name="Text_20_body"><draw:custom-shape text:anchor-type="paragraph" draw:z-index="8" draw:style-name="gr8" svg:width="3.006cm" svg:height="2.179cm" svg:x="1.109cm" svg:y="0.33cm"><text:p text:style-name="P53">GoogleMaps</text:p><text:p text:style-name="P53">Encombrants</text:p><text:p text:style-name="P53">data.xml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9" draw:style-name="gr8" svg:width="3.006cm" svg:height="2.179cm" svg:x="5.583cm" svg:y="0.355cm"><text:p text:style-name="P53">Deuxième Vie</text:p><text:p text:style-name="P53">data.xml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5" draw:style-name="gr8" svg:width="7.988cm" svg:height="4.019cm" svg:x="9.204cm" svg:y="-0.187cm"><text:p text:style-name="P53">Open Data :</text:p><text:p>- jours et modes de collecte à domicile,</text:p><text:p>- colonnes enterrées,</text:p><text:p>- horaires et détails des écopoints/déchetteries</text:p><text:p/><text:p/><text:p>bientôt : les points d'apport volontaire aériens</text:p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0" draw:style-name="gr9" draw:text-style-name="P53" svg:width="2.925cm" svg:height="3.435cm" svg:x="1.109cm" svg:y="0.162cm"><text:p text:style-name="P53">Traitement Java</text:p><draw:enhanced-geometry svg:viewBox="0 0 21600 21600" draw:text-areas="0 0 21600 ?f0" draw:type="down-arrow-callout" draw:modifiers="4967.5564681724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6" draw:style-name="gr9" draw:text-style-name="P53" svg:width="2.925cm" svg:height="3.384cm" svg:x="5.583cm" svg:y="0.187cm"><text:p text:style-name="P53">Traitement Java</text:p><draw:enhanced-geometry svg:viewBox="0 0 21600 21600" draw:text-areas="0 0 21600 ?f0" draw:type="down-arrow-callout" draw:modifiers="5211.46430432517 5481.37432188065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7" draw:style-name="gr9" draw:text-style-name="P53" svg:width="3.176cm" svg:height="5.751cm" svg:x="11.598cm" svg:y="0.312cm"><text:p text:style-name="P53">Recopie manuelle</text:p><draw:enhanced-geometry svg:viewBox="0 0 21600 21600" draw:text-areas="0 0 21600 ?f0" draw:type="down-arrow-callout" draw:modifiers="3722.53909843606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1" draw:style-name="gr10" svg:width="0.025cm" svg:height="0.458cm" svg:x="3.082cm" svg:y="0.637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2" draw:style-name="gr8" svg:width="4.019cm" svg:height="1.251cm" svg:x="0.459cm" svg:y="-1.062cm"><text:p text:style-name="P53">encombrants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3" draw:style-name="gr8" svg:width="4.019cm" svg:height="1.251cm" svg:x="4.787cm" svg:y="-1.062cm"><text:p>deuxieme_vie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8" draw:style-name="gr9" draw:text-style-name="P53" svg:width="3.176cm" svg:height="3.4cm" svg:x="5.285cm" svg:y="0.189cm"><text:p text:style-name="P53">Recopie manuelle</text:p><draw:enhanced-geometry svg:viewBox="0 0 21600 21600" draw:text-areas="0 0 21600 ?f0" draw:type="down-arrow-callout" draw:modifiers="5299.1701244813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9" draw:style-name="gr9" draw:text-style-name="P53" svg:width="3.176cm" svg:height="3.373cm" svg:x="0.831cm" svg:y="0.189cm"><text:p text:style-name="P53">Recopie manuelle</text:p><draw:enhanced-geometry svg:viewBox="0 0 21600 21600" draw:text-areas="0 0 21600 ?f0" draw:type="down-arrow-callout" draw:modifiers="4821.3277574490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/>
      <text:p text:style-name="Text_20_body"><draw:custom-shape text:anchor-type="paragraph" draw:z-index="14" draw:style-name="gr8" svg:width="16.405cm" svg:height="2.842cm" svg:x="-0.032cm" svg:y="0.198cm"><text:p text:style-name="P53">MieuxTrierANantes-DonneesSurLaGestionDesDechetsANantes.ods</text:p><text:p text:style-name="P53"/><text:p text:style-name="P53"/><text:p text:style-name="P53"/><text:p text:style-name="P53"/><text:p text:style-name="P53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rect text:anchor-type="paragraph" draw:z-index="22" draw:style-name="gr11" draw:text-style-name="P53" svg:width="4.234cm" svg:height="1.179cm" svg:x="1.796cm" svg:y="0.716cm"><text:p text:style-name="P53">Feuilles de données</text:p></draw:rect></text:p>
      <text:p text:style-name="Text_20_body"><draw:custom-shape text:anchor-type="paragraph" draw:z-index="23" draw:style-name="gr9" svg:width="5.27cm" svg:height="0.867cm" svg:x="6.246cm" svg:y="0.136cm"><text:p>Macro open office basic</text:p><draw:enhanced-geometry svg:viewBox="0 0 21600 21600" draw:mirror-horizontal="false" draw:mirror-vertical="false" draw:text-areas="0 0 ?f0 21600" draw:type="right-arrow-callout" draw:modifiers="18000 5136.58536585366 19033.734939759 8736.58536585366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rect text:anchor-type="paragraph" draw:z-index="24" draw:style-name="gr11" draw:text-style-name="P53" svg:width="4.234cm" svg:height="1.179cm" svg:x="11.815cm" svg:y="-0.023cm"><text:p text:style-name="P53">Cellules contenant JSON</text:p></draw:rect></text:p>
      <text:p text:style-name="Text_20_body"><draw:custom-shape text:anchor-type="paragraph" draw:z-index="21" draw:style-name="gr9" draw:text-style-name="P53" svg:width="3.176cm" svg:height="1.375cm" svg:x="12.167cm" svg:y="0.432cm"><text:p text:style-name="P53">Recopie manuelle</text:p><draw:enhanced-geometry svg:viewBox="0 0 21600 21600" draw:text-areas="0 0 21600 ?f0" draw:type="down-arrow-callout" draw:modifiers="15203.076923076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20" draw:style-name="gr8" svg:width="2.527cm" svg:height="1.359cm" svg:x="12.501cm" svg:y="0.36cm"><text:p text:style-name="P53">Fichiers JS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/>
      <text:p text:style-name="Sans_20_interligne"/>
      <text:h text:style-name="P52" text:outline-level="2" text:is-list-header="true"><text:bookmark-start text:name="__RefHeading__4790_1678123857"/>7.2. Source de données<text:bookmark-end text:name="__RefHeading__4790_1678123857"/></text:h>
      <text:p text:style-name="Text_20_body"/>
      <text:p text:style-name="Text_20_body"><draw:g text:anchor-type="paragraph" draw:z-index="7" draw:style-name="gr4"><draw:frame draw:style-name="gr5" draw:text-style-name="P53" svg:width="3.081cm" svg:height="0.569cm" svg:x="10.382cm" svg:y="2.725cm"><draw:text-box><text:p text:style-name="P53">informations.json</text:p></draw:text-box></draw:frame><draw:frame draw:style-name="gr5" draw:text-style-name="P53" svg:width="3.081cm" svg:height="0.569cm" svg:x="11.608cm" svg:y="4.892cm"><draw:text-box><text:p text:style-name="P53">structures2.json</text:p></draw:text-box></draw:frame><draw:frame draw:style-name="gr5" draw:text-style-name="P53" svg:width="4.643cm" svg:height="0.569cm" svg:x="6.414cm" svg:y="7.031cm"><draw:text-box><text:p text:style-name="P53">modes_collecte.json</text:p></draw:text-box></draw:frame><draw:frame draw:style-name="gr5" draw:text-style-name="P53" svg:width="3.081cm" svg:height="0.569cm" svg:x="6.126cm" svg:y="3.519cm"><draw:text-box><text:p text:style-name="P53">dechets.json</text:p></draw:text-box></draw:frame><draw:frame draw:style-name="gr6" draw:text-style-name="P53" svg:width="6.52cm" svg:height="0.435cm" svg:x="0.835cm" svg:y="4.722cm"><draw:text-box><text:p text:style-name="P53">modes_collecte_a_domicile.json</text:p></draw:text-box></draw:frame><draw:frame draw:style-name="gr5" draw:text-style-name="P53" svg:width="3.081cm" svg:height="0.569cm" svg:x="10.046cm" svg:y="3.281cm"><draw:text-box><text:p text:style-name="P53">conseils.json</text:p></draw:text-box></draw:frame><draw:frame draw:style-name="gr5" draw:text-style-name="P53" svg:width="3.081cm" svg:height="0.569cm" svg:x="4.202cm" svg:y="1.235cm"><draw:text-box><text:p text:style-name="P53">comments.json</text:p></draw:text-box></draw:frame><draw:frame draw:style-name="gr7" draw:text-style-name="P53" svg:width="4.499cm" svg:height="0.435cm" svg:x="0.136cm" svg:y="2.798cm"><draw:text-box><text:p text:style-name="P53">categories_usuelles.json</text:p></draw:text-box></draw:frame></draw:g></text:p>
      <text:p text:style-name="Text_20_body"/>
      <text:p text:style-name="Text_20_body"/>
      <text:p text:style-name="Text_20_body"/>
      <text:p text:style-name="P3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4792_1678123857"/><text:bookmark-end text:name="__RefHeading__4792_1678123857"/></text:p>
      <text:h text:style-name="P48" text:outline-level="1"><text:bookmark-start text:name="__RefHeading__4794_1678123857"/>Tests de non régression<text:bookmark-end text:name="__RefHeading__4794_1678123857"/></text:h>
      <text:p text:style-name="Standard"/>
      <text:p text:style-name="Standard">Tester la page “feuillage” : on doit voir plusieurs conseils, et un commentaire.</text:p>
      <text:p text:style-name="Standard"/>
      <text:p text:style-name="Standard"><text:bookmark-start text:name="_Toc212347879"/><text:bookmark-start text:name="_Toc212373820"/></text:p>
      <text:p text:style-name="P10"/>
      <text:h text:style-name="Heading_20_1" text:outline-level="1">Divers</text:h>
      <text:p text:style-name="P7"/>
      <text:p text:style-name="P8">Liste des icônes possibles</text:p>
      <text:p text:style-name="P7"><text:a xlink:type="simple" xlink:href="http://alvinalexander.com/web/sencha-touch-2-list-default-iconcls-values">http://alvinalexander.com/web/sencha-touch-2-list-default-iconcls-values</text:a></text:p>
      <text:p text:style-name="P7"/>
      <text:p text:style-name="P7"/>
      <text:p text:style-name="P9">Simulateur de layout</text:p>
      <text:p text:style-name="P7"><text:a xlink:type="simple" xlink:href="http://try.sencha.com/touch/2.0.0/docs/Ext.layout.HBox.2/">http://try.sencha.com/touch/2.0.0/docs/Ext.layout.HBox.2/</text:a></text:p>
      <text:p text:style-name="P7">http://try.sencha.com/touch/2.0.0/docs/Ext.layout.VBox.2/</text:p>
      <text:p text:style-name="Aide"><text:span text:style-name="Police_20_par_20_défaut"><text:span text:style-name="T5">INDICATION :</text:span></text:span><text:span text:style-name="Police_20_par_20_défaut"><text:span text:style-name="T6"> Compte-rendu d’acceptation et bilans intermédiaires à ajouter en Annexe.</text:span></text:span><text:bookmark-end text:name="_Toc212347879"/><text:bookmark-end text:name="_Toc2123738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Verdana1" svg:font-family="Verdana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fo:hyphenation-ladder-count="no-limit"/>
      <style:text-properties fo:text-transform="uppercase" fo:color="#4f81bd" fo:font-size="26pt" fo:letter-spacing="0.018cm" style:letter-kerning="true" style:font-size-asian="26pt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fo:hyphenation-ladder-count="no-limit" fo:break-before="page" fo:background-color="#4f81bd" fo:padding="0cm" fo:border="0.106cm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="100%" fo:margin-left="1.02cm" fo:margin-right="0cm" fo:margin-top="0cm" fo:margin-bottom="0cm" fo:hyphenation-ladder-count="no-limit" fo:text-indent="-1.02cm" style:auto-text-indent="false" fo:background-color="#dbe5f1" fo:padding="0cm" fo:border="0.106cm solid #dbe5f1" style:shadow="none">
        <style:tab-stops/>
        <style:background-image/>
      </style:paragraph-properties>
      <style:text-properties fo:text-transform="uppercase" fo:font-size="11pt" fo:letter-spacing="0.026cm" style:font-size-asian="11pt" style:font-size-complex="11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243f60" fo:font-size="11pt" fo:letter-spacing="0.026cm" style:font-size-asian="11pt" style:font-size-complex="11pt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fo:hyphenation-ladder-count="no-limit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fo:hyphenation-ladder-count="no-limit"/>
      <style:text-properties fo:text-transform="uppercase" fo:font-size="9pt" fo:letter-spacing="0.018cm" style:font-size-asian="9pt" style:font-size-complex="9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 fo:hyphenation-remain-char-count="0" fo:hyphenation-push-char-count="0"/>
    </style:style>
    <style:style style:name="Normal" style:family="paragraph">
      <style:paragraph-properties fo:margin-top="0.353cm" fo:margin-bottom="0.353cm" fo:line-height="115%" fo:text-align="justify" style:justify-single-word="false" fo:hyphenation-ladder-count="no-limit"/>
      <style:text-properties style:font-name="Verdana" style:language-asian="en" style:country-asian="US" style:language-complex="en" style:country-complex="US" fo:hyphenate="false" fo:hyphenation-remain-char-count="0" fo:hyphenation-push-char-count="0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fo:hyphenation-ladder-count="no-limit"/>
      <style:text-properties fo:text-transform="uppercase" fo:font-weight="bold" style:font-weight-asian="bold" style:font-weight-complex="bold" fo:hyphenate="false" fo:hyphenation-remain-char-count="0" fo:hyphenation-push-char-count="0"/>
    </style:style>
    <style:style style:name="TM_20_2" style:display-name="TM 2" style:family="paragraph" style:parent-style-name="Normal" style:next-style-name="Normal" style:auto-update="true">
      <style:paragraph-properties fo:margin="100%" fo:margin-left="0.353cm" fo:margin-right="0cm" fo:margin-top="0cm" fo:margin-bottom="0cm" fo:hyphenation-ladder-count="no-limit" fo:text-indent="0cm" style:auto-text-indent="false">
        <style:tab-stops/>
      </style:paragraph-properties>
      <style:text-properties fo:font-variant="small-caps" fo:hyphenate="false" fo:hyphenation-remain-char-count="0" fo:hyphenation-push-char-count="0"/>
    </style:style>
    <style:style style:name="TM_20_3" style:display-name="TM 3" style:family="paragraph" style:parent-style-name="Normal" style:next-style-name="Normal" style:auto-update="true">
      <style:paragraph-properties fo:margin="100%" fo:margin-left="0.706cm" fo:margin-right="0cm" fo:margin-top="0cm" fo:margin-bottom="0cm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TM_20_4" style:display-name="TM 4" style:family="paragraph" style:parent-style-name="Normal" style:next-style-name="Normal" style:auto-update="true">
      <style:paragraph-properties fo:margin="100%" fo:margin-left="1.058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5" style:display-name="TM 5" style:family="paragraph" style:parent-style-name="Normal" style:next-style-name="Normal" style:auto-update="true">
      <style:paragraph-properties fo:margin="100%" fo:margin-left="1.411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Author" style:family="paragraph" style:parent-style-name="Normal">
      <style:paragraph-properties fo:margin="100%" fo:margin-left="0cm" fo:margin-right="0.007cm" fo:margin-top="0.212cm" fo:margin-bottom="0.106cm" fo:text-align="end" style:justify-single-word="false" fo:hyphenation-ladder-count="no-limit" fo:text-indent="0cm" style:auto-text-indent="false"/>
      <style:text-properties fo:font-weight="bold" style:font-weight-asian="bold" fo:hyphenate="false" fo:hyphenation-remain-char-count="0" fo:hyphenation-push-char-count="0"/>
    </style:style>
    <style:style style:name="TM_20_6" style:display-name="TM 6" style:family="paragraph" style:parent-style-name="Normal" style:next-style-name="Normal" style:auto-update="true">
      <style:paragraph-properties fo:margin="100%" fo:margin-left="1.764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7" style:display-name="TM 7" style:family="paragraph" style:parent-style-name="Normal" style:next-style-name="Normal" style:auto-update="true">
      <style:paragraph-properties fo:margin="100%" fo:margin-left="2.117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8" style:display-name="TM 8" style:family="paragraph" style:parent-style-name="Normal" style:next-style-name="Normal" style:auto-update="true">
      <style:paragraph-properties fo:margin="100%" fo:margin-left="2.469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9" style:display-name="TM 9" style:family="paragraph" style:parent-style-name="Normal" style:next-style-name="Normal" style:auto-update="true">
      <style:paragraph-properties fo:margin="100%" fo:margin-left="2.822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="100%" fo:margin-left="0.353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 fo:hyphenation-remain-char-count="0" fo:hyphenation-push-char-count="0"/>
    </style:style>
    <style:style style:name="Index_20_2" style:display-name="Index 2" style:family="paragraph" style:parent-style-name="Normal" style:next-style-name="Normal" style:auto-update="true" style:class="index">
      <style:paragraph-properties fo:margin="100%" fo:margin-left="0.706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3" style:display-name="Index 3" style:family="paragraph" style:parent-style-name="Normal" style:next-style-name="Normal" style:auto-update="true" style:class="index">
      <style:paragraph-properties fo:margin="100%" fo:margin-left="1.058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4" style:display-name="Index 4" style:family="paragraph" style:parent-style-name="Normal" style:next-style-name="Normal" style:auto-update="true">
      <style:paragraph-properties fo:margin="100%" fo:margin-left="1.411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5" style:display-name="Index 5" style:family="paragraph" style:parent-style-name="Normal" style:next-style-name="Normal" style:auto-update="true">
      <style:paragraph-properties fo:margin="100%" fo:margin-left="1.764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6" style:display-name="Index 6" style:family="paragraph" style:parent-style-name="Normal" style:next-style-name="Normal" style:auto-update="true">
      <style:paragraph-properties fo:margin="100%" fo:margin-left="2.117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7" style:display-name="Index 7" style:family="paragraph" style:parent-style-name="Normal" style:next-style-name="Normal" style:auto-update="true">
      <style:paragraph-properties fo:margin="100%" fo:margin-left="2.469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8" style:display-name="Index 8" style:family="paragraph" style:parent-style-name="Normal" style:next-style-name="Normal" style:auto-update="true">
      <style:paragraph-properties fo:margin="100%" fo:margin-left="2.822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9" style:display-name="Index 9" style:family="paragraph" style:parent-style-name="Normal" style:next-style-name="Normal" style:auto-update="true">
      <style:paragraph-properties fo:margin="100%" fo:margin-left="3.175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Texte_20_1" style:display-name="Texte 1" style:family="paragraph" style:parent-style-name="Normal">
      <style:paragraph-properties fo:margin-top="0.106cm" fo:margin-bottom="0.106cm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Titre_20_Introduction" style:display-name="Titre Introduction" style:family="paragraph" style:parent-style-name="Heading_20_1" style:default-outline-level="" style:list-style-name="">
      <style:paragraph-properties fo:margin="100%"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 fo:hyphenation-remain-char-count="0" fo:hyphenation-push-char-count="0"/>
    </style:style>
    <style:style style:name="Retrait_20_1" style:display-name="Retrait 1" style:family="paragraph" style:parent-style-name="Normal">
      <style:paragraph-properties fo:margin="100%" fo:margin-left="1.501cm" fo:margin-right="0cm" fo:margin-top="0.053cm" fo:margin-bottom="0.053cm" fo:hyphenation-ladder-count="no-limit" fo:text-indent="-0.501cm" style:auto-text-indent="false" fo:keep-with-next="always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026cm solid #000000" fo:border-bottom="0.026cm solid #000000" style:shadow="none"/>
      <style:text-properties fo:hyphenate="false" fo:hyphenation-remain-char-count="0" fo:hyphenation-push-char-count="0"/>
    </style:style>
    <style:style style:name="Normal_20_relecture" style:display-name="Normal relecture" style:family="paragraph" style:parent-style-name="Normal">
      <style:paragraph-properties fo:margin-top="0cm" fo:margin-bottom="0.423cm" fo:line-height="1.058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Source" style:family="paragraph" style:parent-style-name="Normal">
      <style:paragraph-properties fo:margin="100%" fo:margin-left="0.501cm" fo:margin-right="0cm" fo:margin-top="0cm" fo:margin-bottom="0cm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size="8pt" fo:letter-spacing="-0.018cm" style:font-size-asian="8pt" fo:hyphenate="false" fo:hyphenation-remain-char-count="0" fo:hyphenation-push-char-count="0"/>
    </style:style>
    <style:style style:name="Retrait_20_2" style:display-name="Retrait 2" style:family="paragraph" style:parent-style-name="Retrait_20_1">
      <style:paragraph-properties fo:margin="100%" fo:margin-left="2.25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 fo:hyphenation-remain-char-count="0" fo:hyphenation-push-char-count="0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="100%"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8pt" style:font-size-asian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text-align="end" style:justify-single-word="false" fo:hyphenation-ladder-count="no-limit" fo:padding-left="0cm" fo:padding-right="0cm" fo:padding-top="0cm" fo:padding-bottom="0.035cm" fo:border-left="none" fo:border-right="none" fo:border-top="none" fo:border-bottom="0.053cm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fo:hyphenate="false" fo:hyphenation-remain-char-count="0" fo:hyphenation-push-char-count="0"/>
    </style:style>
    <style:style style:name="Bullet" style:family="paragraph" style:parent-style-name="Text_20_body" style:list-style-name="LFO2">
      <style:paragraph-properties fo:margin-top="0cm" fo:margin-bottom="0.423cm" fo:hyphenation-ladder-count="no-limit"/>
      <style:text-properties fo:font-size="12pt" style:font-size-asian="12pt" fo:hyphenate="false" fo:hyphenation-remain-char-count="0" fo:hyphenation-push-char-count="0"/>
    </style:style>
    <style:style style:name="Q_20_ind_20_1" style:display-name="Q ind 1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Q_20_ind_20_2" style:display-name="Q ind 2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Code" style:family="paragraph" style:parent-style-name="Normal">
      <style:paragraph-properties fo:margin="100%"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ourier New" fo:hyphenate="false" fo:hyphenation-remain-char-count="0" fo:hyphenation-push-char-count="0"/>
    </style:style>
    <style:style style:name="AXA_20_-_20_En_20_tete" style:display-name="AXA - En tete" style:family="paragraph" style:parent-style-name="Normal">
      <style:paragraph-properties fo:margin-top="0cm" fo:margin-bottom="0cm" fo:text-align="center" style:justify-single-word="false" fo:hyphenation-ladder-count="no-limit"/>
      <style:text-properties fo:font-weight="bold" style:font-weight-asian="bold" fo:hyphenate="false" fo:hyphenation-remain-char-count="0" fo:hyphenation-push-char-count="0"/>
    </style:style>
    <style:style style:name="Retrait_20_corps_20_de_20_texte" style:display-name="Retrait corps de texte" style:family="paragraph" style:parent-style-name="Normal">
      <style:paragraph-properties fo:margin="100%"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Commentaire" style:family="paragraph" style:parent-style-name="Normal">
      <style:paragraph-properties fo:margin-top="0cm" fo:margin-bottom="0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="100%" fo:margin-left="0cm" fo:margin-right="0cm" fo:margin-top="0.423cm" fo:margin-bottom="0.353cm" fo:hyphenation-ladder-count="no-limit" fo:text-indent="0cm" style:auto-text-indent="false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Figure" style:family="paragraph" style:parent-style-name="Normal">
      <style:paragraph-properties fo:margin-top="0cm" fo:margin-bottom="0cm" fo:text-align="center" style:justify-single-word="false" fo:hyphenation-ladder-count="no-limit" fo:keep-with-next="always"/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Corps_20_de_20_texte_20_2" style:display-name="Corps de texte 2" style:family="paragraph" style:parent-style-name="Normal">
      <style:paragraph-properties fo:margin-top="0cm" fo:margin-bottom="0cm" fo:text-align="start" style:justify-single-word="false" fo:hyphenation-ladder-count="no-limit" fo:keep-with-next="always"/>
      <style:text-properties style:font-name="Times New Roman" fo:font-size="11pt" style:font-size-asian="11pt" fo:hyphenate="false" fo:hyphenation-remain-char-count="0" fo:hyphenation-push-char-count="0"/>
    </style:style>
    <style:style style:name="Normal_20_-_20_list" style:display-name="Normal - list" style:family="paragraph" style:parent-style-name="Normal">
      <style:paragraph-properties fo:margin="100%" fo:margin-left="0.635cm" fo:margin-right="0cm" fo:margin-top="0cm" fo:margin-bottom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Corps_20_de_20_texte_20_3" style:display-name="Corps de texte 3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language="en" fo:country="US" fo:font-weight="bold" style:font-weight-asian="bold" fo:hyphenate="false" fo:hyphenation-remain-char-count="0" fo:hyphenation-push-char-count="0"/>
    </style:style>
    <style:style style:name="Front_20_Page2" style:display-name="Front Page2" style:family="paragraph" style:parent-style-name="Normal">
      <style:paragraph-properties fo:margin-top="0cm" fo:margin-bottom="0cm" fo:text-align="center" style:justify-single-word="false" fo:hyphenation-ladder-count="no-limit"/>
      <style:text-properties style:font-name="Arial" fo:font-size="18pt" fo:language="en" fo:country="US" fo:font-weight="bold" style:font-size-asian="18pt" style:font-weight-asian="bold" fo:hyphenate="false" fo:hyphenation-remain-char-count="0" fo:hyphenation-push-char-count="0"/>
    </style:style>
    <style:style style:name="Niveau_20_2" style:display-name="Niveau 2" style:family="paragraph" style:parent-style-name="Normal">
      <style:paragraph-properties fo:margin="100%" fo:margin-left="0cm" fo:margin-right="0.011cm" fo:orphans="0" fo:widows="0" fo:hyphenation-ladder-count="no-limit" fo:text-indent="0cm" style:auto-text-indent="false"/>
      <style:text-properties style:font-name="Arial Narrow" fo:font-size="11pt" style:font-size-asian="11pt" style:language-asian="fr" style:country-asian="FR" fo:hyphenate="false" fo:hyphenation-remain-char-count="0" fo:hyphenation-push-char-count="0"/>
    </style:style>
    <style:style style:name="Tiret_20_3" style:display-name="Tiret 3" style:family="paragraph" style:parent-style-name="Normal" style:list-style-name="LFO3">
      <style:paragraph-properties fo:margin-top="0.212cm" fo:margin-bottom="0cm" fo:hyphenation-ladder-count="no-limit"/>
      <style:text-properties style:font-name="Arial" style:language-asian="fr" style:country-asian="FR" fo:hyphenate="false" fo:hyphenation-remain-char-count="0" fo:hyphenation-push-char-count="0"/>
    </style:style>
    <style:style style:name="Titre_20_index" style:display-name="Titre index" style:family="paragraph" style:parent-style-name="Normal" style:next-style-name="Index_20_1">
      <style:paragraph-properties fo:margin-top="0cm" fo:margin-bottom="0cm" fo:text-align="start" style:justify-single-word="false" fo:hyphenation-ladder-count="no-limit"/>
      <style:text-properties style:font-name="Times New Roman" style:language-asian="fr" style:country-asian="FR" fo:hyphenate="false" fo:hyphenation-remain-char-count="0" fo:hyphenation-push-char-count="0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 fo:hyphenation-remain-char-count="0" fo:hyphenation-push-char-count="0"/>
    </style:style>
    <style:style style:name="Niveau_20_1" style:display-name="Niveau 1" style:family="paragraph" style:parent-style-name="Normal">
      <style:paragraph-properties fo:margin="100%" fo:margin-left="0cm" fo:margin-right="0.011cm" fo:orphans="0" fo:widows="0" fo:hyphenation-ladder-count="no-limit" fo:text-indent="0cm" style:auto-text-indent="false"/>
      <style:text-properties style:font-name="Arial" fo:font-size="11pt" style:font-size-asian="11pt" style:language-asian="fr" style:country-asian="FR" fo:hyphenate="false" fo:hyphenation-remain-char-count="0" fo:hyphenation-push-char-count="0"/>
    </style:style>
    <style:style style:name="Puces_20_1" style:display-name="Puces 1" style:family="paragraph" style:parent-style-name="Niveau_20_2" style:list-style-name="LFO4">
      <style:paragraph-properties fo:margin="100%"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 fo:hyphenation-remain-char-count="0" fo:hyphenation-push-char-count="0"/>
    </style:style>
    <style:style style:name="Tableau_20_titre" style:display-name="Tableau titre" style:family="paragraph" style:parent-style-name="Texte_20_1">
      <style:paragraph-properties fo:margin-top="0.318cm" fo:margin-bottom="0.212cm" fo:text-align="center" style:justify-single-word="false" fo:keep-together="always" fo:hyphenation-ladder-count="no-limit"/>
      <style:text-properties style:font-name="Arial Narrow" fo:font-size="11pt" fo:font-weight="bold" style:font-size-asian="11pt" style:language-asian="fr" style:country-asian="FR" style:font-weight-asian="bold" fo:hyphenate="false" fo:hyphenation-remain-char-count="0" fo:hyphenation-push-char-count="0"/>
    </style:style>
    <style:style style:name="Tableau_20_texte" style:display-name="Tableau texte" style:family="paragraph" style:parent-style-name="Tableau_20_titre">
      <style:paragraph-properties fo:margin-top="0cm" fo:margin-bottom="0cm" fo:text-align="justify" style:justify-single-word="false" fo:hyphenation-ladder-count="no-limit"/>
      <style:text-properties fo:font-weight="normal" style:font-weight-asian="normal" fo:hyphenate="false" fo:hyphenation-remain-char-count="0" fo:hyphenation-push-char-count="0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fo:text-align="justify" style:justify-single-word="false" fo:hyphenation-ladder-count="no-limit" style:border-line-width="0.018cm 0.018cm 0.018cm" fo:padding-left="0cm" fo:padding-right="0.388cm" fo:padding-top="0.035cm" fo:padding-bottom="0.035cm" fo:border="0.054cm double #000000" style:shadow="none"/>
      <style:text-properties fo:color="#0000ff" style:font-name="Tahoma" fo:font-style="italic" style:font-style-asian="italic" text:display="none" fo:hyphenate="false" fo:hyphenation-remain-char-count="0" fo:hyphenation-push-char-count="0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Entête_20_tableau" style:display-name="Entête tableau" style:family="paragraph" style:parent-style-name="Normal">
      <style:paragraph-properties fo:margin-top="0.212cm" fo:margin-bottom="0cm" fo:text-align="center" style:justify-single-word="false" fo:hyphenation-ladder-count="no-limit"/>
      <style:text-properties style:font-name="Arial Narrow" fo:font-weight="bold" style:font-weight-asian="bold" fo:hyphenate="false" fo:hyphenation-remain-char-count="0" fo:hyphenation-push-char-count="0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Table_20_cell_20_body" style:display-name="Table cell body" style:family="paragraph" style:parent-style-name="Normal">
      <style:paragraph-properties fo:margin-top="0.106cm" fo:margin-bottom="0.071cm" fo:text-align="start" style:justify-single-word="false" fo:hyphenation-ladder-count="no-limit"/>
      <style:text-properties style:font-name="Arial" fo:font-size="9pt" fo:language="en" fo:country="GB" style:font-size-asian="9pt" fo:hyphenate="false" fo:hyphenation-remain-char-count="0" fo:hyphenation-push-char-count="0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size="11pt" style:font-size-asian="11pt" fo:hyphenate="false" fo:hyphenation-remain-char-count="0" fo:hyphenation-push-char-count="0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size-complex="8pt" fo:hyphenate="false" fo:hyphenation-remain-char-count="0" fo:hyphenation-push-char-count="0"/>
    </style:style>
    <style:style style:name="Table" style:family="paragraph" style:parent-style-name="Normal" style:class="extra">
      <style:paragraph-properties fo:margin-top="0cm" fo:margin-bottom="0cm" fo:text-align="start" style:justify-single-word="false" fo:hyphenation-ladder-count="no-limit"/>
      <style:text-properties style:font-name="Arial" fo:hyphenate="false" fo:hyphenation-remain-char-count="0" fo:hyphenation-push-char-count="0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fo:hyphenation-ladder-count="no-limit" fo:keep-with-next="auto"/>
      <style:text-properties style:font-name="Tahoma" fo:font-size="10pt" fo:font-weight="bold" style:font-size-asian="10pt" style:font-weight-asian="bold" style:font-weight-complex="bold" fo:hyphenate="false" fo:hyphenation-remain-char-count="0" fo:hyphenation-push-char-count="0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fo:hyphenation-ladder-count="no-limit"/>
      <style:text-properties style:language-asian="zh" style:country-asian="CN" style:font-name-complex="Tahoma" fo:hyphenate="false" fo:hyphenation-remain-char-count="0" fo:hyphenation-push-char-count="0"/>
    </style:style>
    <style:style style:name="Retrait_20_corps_20_de_20_texte_20_3" style:display-name="Retrait corps de texte 3" style:family="paragraph" style:parent-style-name="Normal">
      <style:paragraph-properties fo:margin="100%"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M_20_-_20_Comment_20_Name_20_1" style:display-name="M - Comment Name 1" style:family="paragraph" style:parent-style-name="Normal" style:list-style-name="LFO7">
      <style:paragraph-properties fo:margin="100%" fo:margin-left="0.499cm" fo:margin-right="0cm" fo:margin-top="0.106cm" fo:margin-bottom="0cm" fo:hyphenation-ladder-count="no-limit" fo:text-indent="-0.499cm" style:auto-text-indent="false">
        <style:tab-stops/>
      </style:paragraph-properties>
      <style:text-properties fo:color="#0000ff" style:font-name="Times New Roman" style:language-asian="zh" style:country-asian="CN" fo:hyphenate="false" fo:hyphenation-remain-char-count="0" fo:hyphenation-push-char-count="0"/>
    </style:style>
    <style:style style:name="Ni" style:family="paragraph" style:parent-style-name="Normal">
      <style:paragraph-properties fo:hyphenation-ladder-count="no-limit"/>
      <style:text-properties fo:color="#008000" style:font-name="Arial" fo:hyphenate="false" fo:hyphenation-remain-char-count="0" fo:hyphenation-push-char-count="0"/>
    </style:style>
    <style:style style:name="Style1" style:family="paragraph" style:parent-style-name="Heading_20_3" style:default-outline-level="3" style:list-style-name="">
      <style:paragraph-properties fo:margin="100%"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 fo:hyphenation-remain-char-count="0" fo:hyphenation-push-char-count="0"/>
    </style:style>
    <style:style style:name="Style2" style:family="paragraph" style:parent-style-name="Heading_20_3" style:default-outline-level="3" style:list-style-name="">
      <style:paragraph-properties fo:margin="100%"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 fo:hyphenation-remain-char-count="0" fo:hyphenation-push-char-count="0"/>
    </style:style>
    <style:style style:name="Retrait_20_corps_20_de_20_texte_20_2" style:display-name="Retrait corps de texte 2" style:family="paragraph" style:parent-style-name="Normal">
      <style:paragraph-properties fo:margin="100%"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Text" style:display-name="Default Text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font-size="11pt" fo:language="en" fo:country="US" style:font-size-asian="11pt" style:language-asian="zh" style:country-asian="CN" fo:hyphenate="false" fo:hyphenation-remain-char-count="0" fo:hyphenation-push-char-count="0"/>
    </style:style>
    <style:style style:name="Définition_20_du_20_contenu" style:display-name="Définition du contenu" style:family="paragraph" style:parent-style-name="Normal">
      <style:paragraph-properties fo:margin-top="0cm" fo:margin-bottom="0cm" fo:hyphenation-ladder-count="no-limit"/>
      <style:text-properties fo:color="#0000ff" style:font-name="Arial" fo:font-size="9pt" style:font-size-asian="9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764cm" fo:line-height="100%" fo:hyphenation-ladder-count="no-limit"/>
      <style:text-properties fo:text-transform="uppercase" fo:color="#595959" fo:font-size="12pt" fo:letter-spacing="0.018cm" style:font-size-asian="12pt" style:font-size-complex="12pt" fo:hyphenate="false" fo:hyphenation-remain-char-count="0" fo:hyphenation-push-char-count="0"/>
    </style:style>
    <style:style style:name="Sans_20_interligne" style:display-name="Sans interligne" style:family="paragraph" style:parent-style-name="Normal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Citation_20_intense" style:display-name="Citation intense" style:family="paragraph" style:parent-style-name="Normal" style:next-style-name="Normal">
      <style:paragraph-properties fo:margin="100%" fo:margin-left="2.286cm" fo:margin-right="2.032cm" fo:margin-top="0cm" fo:margin-bottom="0cm" fo:hyphenation-ladder-count="no-limit" fo:text-indent="0cm" style:auto-text-indent="false" fo:padding-left="0.353cm" fo:padding-right="0cm" fo:padding-top="0.353cm" fo:padding-bottom="0cm" fo:border-left="0.018cm solid #4f81bd" fo:border-right="none" fo:border-top="0.018cm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 fo:hyphenation-remain-char-count="0" fo:hyphenation-push-char-count="0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hyphenation-ladder-count="no-limit"/>
      <style:text-properties style:font-name="Times New (W1)" style:language-asian="fr" style:country-asian="FR" style:language-complex="ar" style:country-complex="SA" fo:hyphenate="false" fo:hyphenation-remain-char-count="0" fo:hyphenation-push-char-count="0"/>
    </style:style>
    <style:style style:name="Niveau_20_4" style:display-name="Niveau 4" style:family="paragraph" style:parent-style-name="Niveau_20_1">
      <style:paragraph-properties fo:margin="100%" fo:margin-left="3cm" fo:margin-right="0cm" fo:margin-top="0cm" fo:margin-bottom="0.212cm" fo:line-height="100%" fo:orphans="2" fo:widows="2" fo:hyphenation-ladder-count="no-limit" fo:text-indent="0cm" style:auto-text-indent="false">
        <style:tab-stops/>
      </style:paragraph-properties>
      <style:text-properties style:font-name="Times New Roman" style:language-complex="ar" style:country-complex="SA" fo:hyphenate="false" fo:hyphenation-remain-char-count="0" fo:hyphenation-push-char-count="0"/>
    </style:style>
    <style:style style:name="En-tête_20_de_20_message" style:display-name="En-tête de message" style:family="paragraph" style:parent-style-name="Normal">
      <style:paragraph-properties fo:margin="100%" fo:margin-left="2cm" fo:margin-right="0cm" fo:hyphenation-ladder-count="no-limit" fo:text-indent="-2cm" style:auto-text-indent="false" fo:padding="0.035cm" fo:border="0.026cm solid #000000" style:shadow="none">
        <style:tab-stops/>
      </style:paragraph-properties>
      <style:text-properties style:font-name="Arial" fo:font-size="12pt" style:font-size-asian="12pt" style:font-name-complex="Arial" style:font-size-complex="12pt" fo:hyphenate="false" fo:hyphenation-remain-char-count="0" fo:hyphenation-push-char-count="0"/>
    </style:style>
    <style:style style:name="Enumération_20_1" style:display-name="Enumération 1" style:family="paragraph" style:parent-style-name="Normal" style:list-style-name="LFO10">
      <style:paragraph-properties fo:margin-top="0cm" fo:margin-bottom="0.106cm" fo:line-height="100%" fo:hyphenation-ladder-count="no-limit"/>
      <style:text-properties style:font-name="Times New Roman" fo:font-size="11pt" style:font-size-asian="11pt" style:language-asian="fr" style:country-asian="FR" style:language-complex="ar" style:country-complex="SA" fo:hyphenate="false" fo:hyphenation-remain-char-count="0" fo:hyphenation-push-char-count="0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="100%"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="100%" fo:margin-left="1cm" fo:margin-right="0cm" fo:margin-top="0cm" fo:margin-bottom="0cm" fo:line-height="100%" fo:hyphenation-ladder-count="no-limit" fo:text-indent="0cm" style:auto-text-indent="false">
        <style:tab-stops/>
      </style:paragraph-properties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Masqué_20_1" style:display-name="Masqué 1" style:family="paragraph" style:parent-style-name="Normal" style:next-style-name="Niveau_20_1">
      <style:paragraph-properties fo:margin-top="0cm" fo:margin-bottom="0cm" fo:line-height="100%" fo:hyphenation-ladder-count="no-limit"/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_20_Car1_20_Car_20_Car_20_Car_20_Car" style:display-name=" Car1 Car Car Car Car" style:family="paragraph" style:parent-style-name="Normal">
      <style:paragraph-properties fo:margin-top="0cm" fo:margin-bottom="0.282cm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text-align="start" style:justify-single-word="false" fo:hyphenation-ladder-count="no-limit"/>
      <style:text-properties style:font-name="Times New Roman" fo:font-size="12pt" style:font-size-asian="12pt" style:language-asian="fr" style:country-asian="FR" style:font-size-complex="12pt" style:language-complex="ar" style:country-complex="SA" fo:hyphenate="false" fo:hyphenation-remain-char-count="0" fo:hyphenation-push-char-count="0"/>
    </style:style>
    <style:style style:name="Texte_20_brut" style:display-name="Texte brut" style:family="paragraph" style:parent-style-name="Normal">
      <style:paragraph-properties fo:margin-top="0cm" fo:margin-bottom="0cm" fo:line-height="100%" fo:text-align="start" style:justify-single-word="false" fo:hyphenation-ladder-count="no-limit"/>
      <style:text-properties fo:font-size="8pt" style:font-name-asian="Calibri" style:font-size-asian="8pt" style:font-size-complex="11pt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size="8pt" style:font-name-asian="Times New Roman" style:font-size-asian="8pt" style:font-name-complex="Times New Roman" style:font-size-complex="10pt"/>
    </style:style>
    <style:style style:name="En-tête_20_Car" style:display-name="En-tête Car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0pt"/>
    </style:style>
    <style:style style:name="Corps_20_de_20_texte_20_Car" style:display-name="Corps de texte Car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mmentaire_20_Car" style:display-name="Commentair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rps_20_de_20_texte_20_2_20_Car" style:display-name="Corps de texte 2 Car" style:family="text">
      <style:text-properties style:font-name="Times New Roman" style:font-name-asian="Times New Roman" style:font-name-complex="Times New Roman" style:font-size-complex="10pt"/>
    </style:style>
    <style:style style:name="Corps_20_de_20_texte_20_3_20_Car" style:display-name="Corps de texte 3 Car" style:family="text">
      <style:text-properties style:font-name="Arial" fo:font-size="10pt" fo:language="en" fo:country="US" fo:font-weight="bold" style:font-name-asian="Times New Roman" style:font-size-asian="10pt" style:font-weight-asian="bold" style:font-name-complex="Times New Roman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size="8pt" style:font-name-asian="Times New Roman" style:font-size-asian="8pt" style:font-name-complex="Tahoma" style:font-size-complex="8pt"/>
    </style:style>
    <style:style style:name="Objet_20_du_20_commentaire_20_Car" style:display-name="Objet du commentaire Car" style:family="text"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nomgras1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size="8pt" style:font-name-asian="Times New Roman" style:font-size-asian="8pt" style:font-name-complex="Times New Roman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size="8pt" style:font-size-asian="8pt"/>
    </style:style>
    <style:style style:name="Note_20_de_20_bas_20_de_20_page_20_Car" style:display-name="Note de bas de page Car" style:family="text">
      <style:text-properties style:font-name="Times New (W1)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Texte_20_brut_20_Car" style:display-name="Texte brut Car" style:family="text">
      <style:text-properties style:font-name="Verdana" fo:font-size="8pt" style:font-name-asian="Calibri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Wingdings" fo:font-size="8pt" style:font-size-asian="8pt"/>
    </style:style>
    <style:style style:name="WW_5f_CharLFO8LVL1" style:display-name="WW_CharLFO8LVL1" style:family="text">
      <style:text-properties style:font-name="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Verdana" style:font-name-asian="Calibri" style:font-name-complex="Times New Roman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4LVL1" style:display-name="WW_CharLFO14LVL1" style:family="text">
      <style:text-properties style:font-name="Wingdings" style:font-name-asian="Times New Roman" style:font-name-complex="Times New Roman"/>
    </style:style>
    <style:style style:name="WW_5f_CharLFO14LVL2" style:display-name="WW_CharLFO14LVL2" style:family="text">
      <style:text-properties style:font-name="Wingdings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6LVL1" style:display-name="WW_CharLFO16LVL1" style:family="text">
      <style:text-properties style:font-name="Verdana" style:font-name-asian="Calibri" style:font-name-complex="Times New Roman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style:font-name-asian="Calibri" style:font-name-complex="Times New Roman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5.877cm" fo:margin-left="0cm" table:align="left"/>
    </style:style>
    <style:style style:name="Tableau1.A" style:family="table-column">
      <style:table-column-properties style:column-width="4.374cm"/>
    </style:style>
    <style:style style:name="Tableau1.B" style:family="table-column">
      <style:table-column-properties style:column-width="11.502cm"/>
    </style:style>
    <style:style style:name="Tableau1.1" style:family="table-row">
      <style:table-row-properties style:keep-together="false" fo:keep-together="always" style:use-optimal-row-height="false"/>
    </style:style>
    <style:style style:name="Tableau1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style:keep-together="false"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018cm solid #000000" fo:border-bottom="none"/>
    </style:style>
    <style:style style:name="M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bookmark-start text:name="utilisateurDpSigle_99"/>DSI Centrale <text:bookmark-end text:name="utilisateurDpSigle_99"/></text:p>
            </table:table-cell>
            <table:table-cell table:style-name="Tableau1.A1" office:value-type="string">
              <text:p text:style-name="MP1">Intégration continue : mise en place détaillée</text:p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0<text:tab/></text:p>
            </table:table-cell>
            <table:table-cell table:style-name="Tableau2.A1" office:value-type="string">
              <text:p text:style-name="Normal"><text:page-number text:select-page="current">1</text:page-number>/<text:page-count>14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title>Dossier de Conception Générale Allégée</dc:title>
    <meta:initial-creator>xbki174</meta:initial-creator>
    <dc:creator>Christian Renoulin</dc:creator>
    <meta:creation-date>2014-01-06T09:55:00Z</meta:creation-date>
    <dc:date>2014-03-31T17:46:11.65</dc:date>
    <meta:print-date>2011-01-21T09:11:00Z</meta:print-date>
    <meta:editing-cycles>29</meta:editing-cycles>
    <meta:editing-duration>PT8H2M20S</meta:editing-duration>
    <meta:document-statistic meta:table-count="17" meta:image-count="3" meta:object-count="0" meta:page-count="14" meta:paragraph-count="199" meta:word-count="826" meta:character-count="7804"/>
    <meta:template xlink:type="simple" xlink:actuate="onRequest" xlink:title="" xlink:href="ret.dot"/>
  </office:meta>
</office:document-meta>
</file>